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>
      <style:table-properties style:width="17.986cm" fo:margin-left="0.032cm" fo:margin-right="-0.01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371cm" style:rel-column-width="4993*"/>
    </style:style>
    <style:style style:name="Table2.B" style:family="table-column">
      <style:table-column-properties style:column-width="1.393cm" style:rel-column-width="5077*"/>
    </style:style>
    <style:style style:name="Table2.C" style:family="table-column">
      <style:table-column-properties style:column-width="1.725cm" style:rel-column-width="6285*"/>
    </style:style>
    <style:style style:name="Table2.D" style:family="table-column">
      <style:table-column-properties style:column-width="1.369cm" style:rel-column-width="4987*"/>
    </style:style>
    <style:style style:name="Table2.E" style:family="table-column">
      <style:table-column-properties style:column-width="1.348cm" style:rel-column-width="4910*"/>
    </style:style>
    <style:style style:name="Table2.F" style:family="table-column">
      <style:table-column-properties style:column-width="1.489cm" style:rel-column-width="5424*"/>
    </style:style>
    <style:style style:name="Table2.G" style:family="table-column">
      <style:table-column-properties style:column-width="1.723cm" style:rel-column-width="6279*"/>
    </style:style>
    <style:style style:name="Table2.H" style:family="table-column">
      <style:table-column-properties style:column-width="1.536cm" style:rel-column-width="5597*"/>
    </style:style>
    <style:style style:name="Table2.I" style:family="table-column">
      <style:table-column-properties style:column-width="1.937cm" style:rel-column-width="7056*"/>
    </style:style>
    <style:style style:name="Table2.J" style:family="table-column">
      <style:table-column-properties style:column-width="1.275cm" style:rel-column-width="4646*"/>
    </style:style>
    <style:style style:name="Table2.K" style:family="table-column">
      <style:table-column-properties style:column-width="1.63cm" style:rel-column-width="5938*"/>
    </style:style>
    <style:style style:name="Table2.L" style:family="table-column">
      <style:table-column-properties style:column-width="1.192cm" style:rel-column-width="4343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top" fo:background-color="#b3b3b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H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I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K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1" style:family="table-cell">
      <style:table-cell-properties fo:background-color="#b3b3b3" fo:padding="0.097cm" fo:border="0.05pt solid #000000">
        <style:background-image/>
      </style:table-cell-properties>
    </style:style>
    <style:style style:name="Table3" style:family="table">
      <style:table-properties style:width="18.011cm" fo:margin-left="0cm" fo:margin-right="-0.011cm" table:align="margins" style:writing-mode="lr-tb"/>
    </style:style>
    <style:style style:name="Table3.A" style:family="table-column">
      <style:table-column-properties style:column-width="1.393cm" style:rel-column-width="5070*"/>
    </style:style>
    <style:style style:name="Table3.C" style:family="table-column">
      <style:table-column-properties style:column-width="1.725cm" style:rel-column-width="6276*"/>
    </style:style>
    <style:style style:name="Table3.D" style:family="table-column">
      <style:table-column-properties style:column-width="1.371cm" style:rel-column-width="4986*"/>
    </style:style>
    <style:style style:name="Table3.E" style:family="table-column">
      <style:table-column-properties style:column-width="1.346cm" style:rel-column-width="4896*"/>
    </style:style>
    <style:style style:name="Table3.F" style:family="table-column">
      <style:table-column-properties style:column-width="1.489cm" style:rel-column-width="5416*"/>
    </style:style>
    <style:style style:name="Table3.H" style:family="table-column">
      <style:table-column-properties style:column-width="1.535cm" style:rel-column-width="5583*"/>
    </style:style>
    <style:style style:name="Table3.I" style:family="table-column">
      <style:table-column-properties style:column-width="1.937cm" style:rel-column-width="7047*"/>
    </style:style>
    <style:style style:name="Table3.J" style:family="table-column">
      <style:table-column-properties style:column-width="1.277cm" style:rel-column-width="4646*"/>
    </style:style>
    <style:style style:name="Table3.K" style:family="table-column">
      <style:table-column-properties style:column-width="1.63cm" style:rel-column-width="5930*"/>
    </style:style>
    <style:style style:name="Table3.L" style:family="table-column">
      <style:table-column-properties style:column-width="1.192cm" style:rel-column-width="433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7.228cm" style:rel-column-width="26316*"/>
    </style:style>
    <style:style style:name="Table4.B" style:family="table-column">
      <style:table-column-properties style:column-width="10.772cm" style:rel-column-width="392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o_20_simples">
      <style:text-properties style:font-name="Verdana" style:font-name-asian="MS Mincho"/>
    </style:style>
    <style:style style:name="P2" style:family="paragraph" style:parent-style-name="Texto_20_simples">
      <style:text-properties style:font-name="Verdana" fo:font-size="6pt" style:font-size-asian="6pt" style:font-size-complex="6pt"/>
    </style:style>
    <style:style style:name="P3" style:family="paragraph" style:parent-style-name="Texto_20_simples">
      <style:paragraph-properties fo:text-align="justify" style:justify-single-word="false"/>
      <style:text-properties style:font-name="Verdana" fo:font-size="6pt" style:font-size-asian="6pt" style:font-size-complex="6pt"/>
    </style:style>
    <style:style style:name="P4" style:family="paragraph" style:parent-style-name="Texto_20_simples">
      <style:text-properties style:font-name="Verdana" fo:font-size="6pt" style:font-name-asian="MS Mincho" style:font-size-asian="6pt" style:font-size-complex="6pt"/>
    </style:style>
    <style:style style:name="P5" style:family="paragraph" style:parent-style-name="Texto_20_simples">
      <style:paragraph-properties fo:text-align="justify" style:justify-single-word="false"/>
      <style:text-properties style:font-name="Verdana" fo:font-size="6pt" fo:font-weight="bold" style:font-name-asian="MS Mincho" style:font-size-asian="6pt" style:font-weight-asian="bold" style:font-size-complex="6pt" style:font-weight-complex="bold"/>
    </style:style>
    <style:style style:name="P6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7" style:family="paragraph" style:parent-style-name="Texto_20_simples">
      <style:paragraph-properties fo:text-align="justify" style:justify-single-word="false"/>
      <style:text-properties style:font-name="Verdana" fo:font-size="7pt" style:font-size-asian="7pt" style:font-size-complex="7pt"/>
    </style:style>
    <style:style style:name="P8" style:family="paragraph" style:parent-style-name="Texto_20_simples">
      <style:paragraph-properties fo:margin-left="0cm" fo:margin-right="0cm" fo:text-indent="1.249cm" style:auto-text-indent="false"/>
      <style:text-properties style:font-name="Verdana" fo:font-size="6pt" style:font-name-asian="MS Mincho" style:font-size-asian="6pt" style:font-size-complex="6pt"/>
    </style:style>
    <style:style style:name="P9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MS Mincho" style:font-size-asian="6pt" style:font-weight-asian="bold" style:font-name-complex="Courier New" style:font-size-complex="6pt" style:language-complex="ar" style:country-complex="SA" style:font-weight-complex="bold"/>
    </style:style>
    <style:style style:name="P11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style:use-window-font-color="true" style:font-name="Verdana" fo:font-size="6pt" fo:language="pt" fo:country="BR" fo:font-weight="bold" style:font-name-asian="Times New Roman" style:font-size-asian="6pt" style:font-weight-asian="bold" style:font-size-complex="6pt" style:language-complex="ar" style:country-complex="SA" style:font-weight-complex="bold"/>
    </style:style>
    <style:style style:name="P12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3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/>
    </style:style>
    <style:style style:name="P15" style:family="paragraph" style:parent-style-name="Table_20_Contents">
      <style:paragraph-properties fo:text-align="start" style:justify-single-word="false"/>
      <style:text-properties style:font-name="Verdana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19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weight="normal" style:font-name-asian="Times New Roman" style:font-size-asian="6pt" style:font-weight-asian="normal" style:font-name-complex="Courier New" style:font-size-complex="6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1" style:family="paragraph" style:parent-style-name="Texto_20_simples">
      <loext:graphic-properties draw:fill="solid" draw:fill-color="#c0c0c0" draw:opacity="100%"/>
      <style:paragraph-properties fo:text-align="center" style:justify-single-word="false" fo:background-color="#c0c0c0" fo:padding-left="0.141cm" fo:padding-right="0.141cm" fo:padding-top="0.035cm" fo:padding-bottom="0cm" fo:border="0.51pt solid #000000"/>
    </style:style>
    <style:style style:name="P22" style:family="paragraph" style:parent-style-name="Texto_20_simples">
      <style:paragraph-properties fo:text-align="justify" style:justify-single-word="false"/>
      <style:text-properties style:font-name="Verdana" fo:font-size="10.5pt" fo:font-style="normal" fo:font-weight="normal" officeooo:paragraph-rsid="000d75ea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size="10.5pt" fo:font-style="normal" fo:font-weight="normal" officeooo:paragraph-rsid="000d75ea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color="#000000" fo:font-weight="normal" style:font-name-asian="MS Mincho" style:font-weight-asian="normal" style:font-weight-complex="normal"/>
    </style:style>
    <style:style style:name="T2" style:family="text">
      <style:text-properties fo:color="#000000" style:font-name-asian="MS Mincho"/>
    </style:style>
    <style:style style:name="T3" style:family="text">
      <style:text-properties fo:color="#000000" fo:font-weight="bold" style:font-name-asian="MS Mincho" style:font-weight-asian="bold" style:font-weight-complex="bold"/>
    </style:style>
    <style:style style:name="T4" style:family="text">
      <style:text-properties fo:color="#000000" style:font-name="Verdana" fo:font-size="10pt" fo:font-weight="bold" style:font-name-asian="MS Mincho" style:font-size-asian="10pt" style:font-weight-asian="bold" style:font-size-complex="10pt" style:font-weight-complex="bold"/>
    </style:style>
    <style:style style:name="T5" style:family="text">
      <style:text-properties fo:font-weight="bold" style:font-name-asian="MS Mincho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MS Mincho"/>
    </style:style>
    <style:style style:name="T8" style:family="text">
      <style:text-properties officeooo:rsid="000c337d"/>
    </style:style>
    <style:style style:name="T9" style:family="text">
      <style:text-properties officeooo:rsid="000d75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6"/>
      <text:p text:style-name="P16"/>
      <text:p text:style-name="P16">[Dat4.nom_prefeitura]</text:p>
      <text:p text:style-name="P16">[Dat4.nom_secretaria]</text:p>
      <text:p text:style-name="P17">[Dat4.setor_arrecadacao]</text:p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21"><text:span text:style-name="T4">TERMO DE PARCELAMENTO – </text:span><text:span text:style-name="T6">Nº</text:span> <text:span text:style-name="T4">[Dat.nr_acordo_administrativo]</text:span></text:p>
      <text:p text:style-name="P1"/>
      <text:p text:style-name="P2"><text:span text:style-name="T5">CONTRIBUINTE:</text:span><text:span text:style-name="T7"> </text:span><text:span text:style-name="T1">[Dat.contribuinte]</text:span></text:p>
      <text:p text:style-name="P2"><text:span text:style-name="T5">DOMICÍLIO FISCAL:</text:span><text:span text:style-name="T7"> </text:span><text:span text:style-name="T1">[Dat.domicilio_fiscal]</text:span></text:p>
      <text:p text:style-name="P2"><text:span text:style-name="T5">C.P.F./C.N.P.J.: </text:span><text:span text:style-name="T1">[Dat.cpf_cnpj]</text:span></text:p>
      <text:p text:style-name="P2"><text:span text:style-name="T5">INSCRIÇÃO IMOBILIÁRIA MUNICIPAL: </text:span><text:span text:style-name="T1">[Dat.inscricao_municipal]</text:span></text:p>
      <text:p text:style-name="P2"><text:span text:style-name="T5">INSCRIÇÃO NO CADASTRO GERAL DE ATIVIDADES: </text:span><text:span text:style-name="T1">[Dat.inscricao_economica]</text:span></text:p>
      <text:p text:style-name="P2"><text:span text:style-name="T5">DATA DA NOTIFICACAO: </text:span><text:span text:style-name="T1">[Dat.dt_notificacao]</text:span></text:p>
      <text:p text:style-name="P2"><text:span text:style-name="T5">ASSUNTO: </text:span><text:span text:style-name="T2">ACORDO ADMINISTRATIVO PENDENTE</text:span></text:p>
      <text:p text:style-name="P1"/>
      <text:p text:style-name="P1"/>
      <text:p text:style-name="P4">Prezado(a) Contribuinte,</text:p>
      <text:p text:style-name="P8"/>
      <text:p text:style-name="P3"><text:span text:style-name="T7">Constam em nossos registros tributários e fiscais, a falta de pagamento da(s) parcela(s) abaixo discriminada(s), referente ao acordo administrativo </text:span><text:span text:style-name="T5">nº <text:s text:c="7"/></text:span><text:span text:style-name="T3">[Dat.nr_acordo_administrativo]</text:span><text:span text:style-name="T7">, realizado em </text:span><text:span text:style-name="T1">[Dat.dt_acordo]</text:span><text:span text:style-name="T5">.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9">Cobrança</text:p>
          </table:table-cell>
          <table:table-cell table:style-name="Table2.A1" office:value-type="string">
            <text:p text:style-name="P9">Parcela</text:p>
          </table:table-cell>
          <table:table-cell table:style-name="Table2.A1" office:value-type="string">
            <text:p text:style-name="P10">Vencimento</text:p>
          </table:table-cell>
          <table:table-cell table:style-name="Table2.A1" office:value-type="string">
            <text:p text:style-name="P10">Valor Corrigido</text:p>
          </table:table-cell>
          <table:table-cell table:style-name="Table2.A1" office:value-type="string">
            <text:p text:style-name="P10">Correção</text:p>
          </table:table-cell>
          <table:table-cell table:style-name="Table2.A1" office:value-type="string">
            <text:p text:style-name="P10">Juros</text:p>
          </table:table-cell>
          <table:table-cell table:style-name="Table2.A1" office:value-type="string">
            <text:p text:style-name="P10">Multa</text:p>
          </table:table-cell>
          <table:table-cell table:style-name="Table2.H1" office:value-type="string">
            <text:p text:style-name="P10">Redução</text:p>
          </table:table-cell>
          <table:table-cell table:style-name="Table2.I1" office:value-type="string">
            <text:p text:style-name="P9">Valor da Parcela</text:p>
          </table:table-cell>
          <table:table-cell table:style-name="Table2.J1" office:value-type="string">
            <text:p text:style-name="P10">Situação</text:p>
          </table:table-cell>
          <table:table-cell table:style-name="Table2.K1" office:value-type="string">
            <text:p text:style-name="P10">Data Pagamento</text:p>
          </table:table-cell>
          <table:table-cell table:style-name="Table2.L1" office:value-type="string">
            <text:p text:style-name="P10">Valor Pago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header-rows>
          <table:table-row>
            <table:table-cell table:style-name="Table3.A1" office:value-type="string">
              <text:p text:style-name="P12">[Dat2.nr_acordo_administrativo;block=table:table-row]</text:p>
            </table:table-cell>
            <table:table-cell table:style-name="Table3.A1" office:value-type="string">
              <text:p text:style-name="P12">[Dat2.parcelas;block=table:table-row]</text:p>
            </table:table-cell>
            <table:table-cell table:style-name="Table3.A1" office:value-type="string">
              <text:p text:style-name="P12">[Dat2.dt_vencimento;block=table:table-row]</text:p>
            </table:table-cell>
            <table:table-cell table:style-name="Table3.A1" office:value-type="string">
              <text:p text:style-name="P12">[Dat2.valor_corrigido;block=table:table-row]</text:p>
            </table:table-cell>
            <table:table-cell table:style-name="Table3.A1" office:value-type="string">
              <text:p text:style-name="P12">[Dat2.valor_correcao;block=table:table-row]</text:p>
            </table:table-cell>
            <table:table-cell table:style-name="Table3.A1" office:value-type="string">
              <text:p text:style-name="P12">[Dat2.valor_juros;block=table:table-row]</text:p>
            </table:table-cell>
            <table:table-cell table:style-name="Table3.A1" office:value-type="string">
              <text:p text:style-name="P12">[Dat2.valor_multa;block=table:table-row]</text:p>
            </table:table-cell>
            <table:table-cell table:style-name="Table3.A1" office:value-type="string">
              <text:p text:style-name="P12">[Dat2.valor_reducao;block=table:table-row]</text:p>
            </table:table-cell>
            <table:table-cell table:style-name="Table3.A1" office:value-type="string">
              <text:p text:style-name="P12">[Dat2.vlr_parcela;block=table:table-row]</text:p>
            </table:table-cell>
            <table:table-cell table:style-name="Table3.A1" office:value-type="string">
              <text:p text:style-name="P12">[Dat2.situacao;block=table:table-row]</text:p>
            </table:table-cell>
            <table:table-cell table:style-name="Table3.A1" office:value-type="string">
              <text:p text:style-name="P12">[Dat2.dt_pagamento;block=table:table-row]</text:p>
            </table:table-cell>
            <table:table-cell table:style-name="Table3.L1" office:value-type="string">
              <text:p text:style-name="P12">[Dat2.valor_pago;block=table:table-row]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Valor Total das Parcelas</text:p>
          </table:table-cell>
          <table:table-cell table:style-name="Table4.B1" office:value-type="string">
            <text:p text:style-name="P12">[Dat3.vlr_total]</text:p>
          </table:table-cell>
        </table:table-row>
      </table:table>
      <text:p text:style-name="P22">[var.msg; if [val]==1;then '</text:p>
      <text:p text:style-name="P7">[Dat4.msg_doc]</text:p>
      <text:p text:style-name="P24">';<text:span text:style-name="T9">else ''</text:span>]</text:p>
      <text:p text:style-name="P24">[var.respo<text:span text:style-name="T8">n</text:span>saveis; if [val]==2;then '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  <text:p text:style-name="P15">______________________________</text:p>
          </table:table-cell>
          <table:table-cell table:style-name="Table1.A1" office:value-type="string">
            <text:p text:style-name="P14"/>
            <text:p text:style-name="P15">______________________________</text:p>
          </table:table-cell>
        </table:table-row>
        <table:table-row>
          <table:table-cell table:style-name="Table1.A1" office:value-type="string">
            <text:p text:style-name="P20">[Dat4.nom_chefe_departamento]</text:p>
          </table:table-cell>
          <table:table-cell table:style-name="Table1.A1" office:value-type="string">
            <text:p text:style-name="P18">﻿[Dat4.nom_coordenador]</text:p>
          </table:table-cell>
        </table:table-row>
      </table:table>
      <text:p text:style-name="P24">';<text:span text:style-name="T9">else ''</text:span>][var.respo<text:span text:style-name="T8">n</text:span>saveis; if [val]=1;then '</text:p>
      <text:p text:style-name="P13">______________________________</text:p>
      <text:p text:style-name="P19">[Dat4.nom_coordenador]</text:p>
      <text:p text:style-name="P24">';<text:span text:style-name="T9">else ''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family="'Nimbus Roman No9 L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DejaVu Sans2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5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title>PREFEITURA  MUNICIPAL  DE  MATA  DE  SAO  JOAO</dc:title>
    <meta:initial-creator>pmsj</meta:initial-creator>
    <meta:creation-date>2005-03-15T08:12:00</meta:creation-date>
    <dc:date>2017-09-20T18:27:39.995592977</dc:date>
    <meta:printed-by>Fernando Cercato</meta:printed-by>
    <meta:print-date>2008-11-24T14:21:48</meta:print-date>
    <dc:language>pt-BR</dc:language>
    <meta:editing-cycles>104</meta:editing-cycles>
    <meta:editing-duration>PT7H43M</meta:editing-duration>
    <meta:document-statistic meta:table-count="4" meta:image-count="0" meta:object-count="0" meta:page-count="1" meta:paragraph-count="51" meta:word-count="119" meta:character-count="1635" meta:non-whitespace-character-count="1560"/>
    <meta:user-defined meta:name="Info 1"/>
    <meta:user-defined meta:name="Info 2"/>
    <meta:user-defined meta:name="Info 3"/>
    <meta:user-defined meta:name="Info 4"/>
  </office:meta>
</office:document-meta>
</file>